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807cm" style:rel-column-width="39342*"/>
    </style:style>
    <style:style style:name="title.B" style:family="table-column">
      <style:table-column-properties style:column-width="7.195cm" style:rel-column-width="2619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fo:margin-top="0.199cm" fo:margin-bottom="0cm" table:align="margins"/>
    </style:style>
    <style:style style:name="parcels.A" style:family="table-column">
      <style:table-column-properties style:column-width="3.113cm" style:rel-column-width="11333*"/>
    </style:style>
    <style:style style:name="parcels.B" style:family="table-column">
      <style:table-column-properties style:column-width="9.798cm" style:rel-column-width="35669*"/>
    </style:style>
    <style:style style:name="parcels.C" style:family="table-column">
      <style:table-column-properties style:column-width="5.091cm" style:rel-column-width="18533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C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Lato" fo:font-size="10pt" officeooo:rsid="017a4eb7" officeooo:paragraph-rsid="002863be" style:font-size-asian="10pt" style:font-size-complex="10pt"/>
    </style:style>
    <style:style style:name="P3" style:family="paragraph" style:parent-style-name="Standard">
      <style:text-properties officeooo:paragraph-rsid="0152171b"/>
    </style:style>
    <style:style style:name="P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640e54" officeooo:paragraph-rsid="01640e54" style:font-size-asian="8.75pt" style:font-weight-asian="normal" style:font-size-complex="10pt" style:font-weight-complex="normal"/>
    </style:style>
    <style:style style:name="P5" style:family="paragraph" style:parent-style-name="Standard">
      <style:text-properties officeooo:paragraph-rsid="014cda28"/>
    </style:style>
    <style:style style:name="P6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9f598c" officeooo:paragraph-rsid="002863be"/>
    </style:style>
    <style:style style:name="P8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9pt" officeooo:rsid="0177c32a" officeooo:paragraph-rsid="0177c32a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ato" fo:font-size="9pt" officeooo:rsid="01788bbe" officeooo:paragraph-rsid="01788bbe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18" style:family="paragraph" style:parent-style-name="Table_20_Heading">
      <style:paragraph-properties fo:text-align="center" style:justify-single-word="false"/>
      <style:text-properties style:font-name="Lato" fo:font-size="11pt" fo:font-weight="bold" officeooo:rsid="008f6058" officeooo:paragraph-rsid="0175a343" style:font-size-asian="11pt" style:font-weight-asian="bold" style:font-size-complex="11pt" style:font-weight-complex="bold"/>
    </style:style>
    <style:style style:name="P19" style:family="paragraph" style:parent-style-name="Table_20_Heading">
      <style:text-properties style:font-name="Lato" officeooo:rsid="01622db0" officeooo:paragraph-rsid="01622db0"/>
    </style:style>
    <style:style style:name="P2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Lato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8pt" officeooo:rsid="0183cf57" officeooo:paragraph-rsid="017d42e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Lato" fo:font-size="9pt" officeooo:rsid="017d42e3" officeooo:paragraph-rsid="017d42e3" style:font-size-asian="9pt" style:font-size-complex="9pt"/>
    </style:style>
    <style:style style:name="P24" style:family="paragraph">
      <loext:graphic-properties draw:fill-color="#ffffff"/>
    </style:style>
    <style:style style:name="T1" style:family="text">
      <style:text-properties officeooo:rsid="00eb061b"/>
    </style:style>
    <style:style style:name="T2" style:family="text">
      <style:text-properties fo:font-weight="bold" officeooo:rsid="017057ea" style:font-weight-asian="bold" style:font-weight-complex="bold"/>
    </style:style>
    <style:style style:name="T3" style:family="text">
      <style:text-properties fo:font-weight="bold" officeooo:rsid="01741738" style:font-weight-asian="bold" style:font-weight-complex="bold"/>
    </style:style>
    <style:style style:name="T4" style:family="text">
      <style:text-properties officeooo:rsid="0170e4a7"/>
    </style:style>
    <style:style style:name="T5" style:family="text">
      <style:text-properties officeooo:rsid="0175a343"/>
    </style:style>
    <style:style style:name="T6" style:family="text">
      <style:text-properties officeooo:rsid="017d42e3"/>
    </style:style>
    <style:style style:name="T7" style:family="text">
      <style:text-properties officeooo:rsid="00c639d3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c639d3" style:font-size-asian="9pt" style:font-size-complex="9pt"/>
    </style:style>
    <style:style style:name="T10" style:family="text">
      <style:text-properties fo:font-size="9pt" officeooo:rsid="017d42e3" style:font-size-asian="9pt" style:font-size-complex="9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2.275cm" fo:min-width="5.5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917081414240">
          <table:table-cell table:style-name="Table1.A1" office:value-type="string">
            <text:p text:style-name="P13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0">[RECEIVER_ADDRESS]</text:p>
          </table:table-cell>
        </table:table-row>
        <table:table-row table:style-name="TableLine94917087077648">
          <table:table-cell table:style-name="Table1.A1" office:value-type="string">
            <text:p text:style-name="P14">[COMPANY_PHONE]</text:p>
          </table:table-cell>
          <table:covered-table-cell/>
        </table:table-row>
        <table:table-row table:style-name="TableLine94917087078000">
          <table:table-cell table:style-name="Table1.A1" office:value-type="string">
            <text:p text:style-name="P15">[COMPANY_EMAIL]</text:p>
          </table:table-cell>
          <table:covered-table-cell/>
        </table:table-row>
        <table:table-row table:style-name="TableLine94917082871440">
          <table:table-cell table:style-name="Table1.A1" office:value-type="string">
            <text:p text:style-name="P16">[COMPANY_WEBSITE]</text:p>
          </table:table-cell>
          <table:covered-table-cell/>
        </table:table-row>
        <table:table-row table:style-name="TableLine94917080347680">
          <table:table-cell table:style-name="Table1.A1" office:value-type="string">
            <text:p text:style-name="P8"/>
          </table:table-cell>
          <table:covered-table-cell/>
        </table:table-row>
      </table:table>
      <text:p text:style-name="Standard"/>
      <text:p text:style-name="P5"/>
      <text:p text:style-name="P5"/>
      <table:table table:name="title" table:style-name="title">
        <table:table-column table:style-name="title.A"/>
        <table:table-column table:style-name="title.B"/>
        <table:table-row table:style-name="TableLine94917080348400">
          <table:table-cell table:style-name="title.A1" office:value-type="string">
            <text:p text:style-name="P6"><text:span text:style-name="T5">BON D’EXPÉDITION - </text:span><text:s/><text:span text:style-name="T1">[SHIPPING_NUMBER]</text:span></text:p>
          </table:table-cell>
          <table:table-cell table:style-name="title.A1" office:value-type="string">
            <text:p text:style-name="P4"><text:span text:style-name="T2">Plan</text:span><text:span text:style-name="T3">i</text:span><text:span text:style-name="T2">fié le : </text:span>[PLANNED_AT]</text:p>
          </table:table-cell>
        </table:table-row>
      </table:table>
      <text:section text:style-name="Sect1" text:name="Section-parcels">
        <table:table table:name="parcels" table:style-name="parcels">
          <table:table-column table:style-name="parcels.A"/>
          <table:table-column table:style-name="parcels.B"/>
          <table:table-column table:style-name="parcels.C"/>
          <table:table-header-rows>
            <table:table-row table:style-name="TableLine94917086530048">
              <table:table-cell table:style-name="parcels.A1" office:value-type="string">
                <text:p text:style-name="P19">N° du produit</text:p>
              </table:table-cell>
              <table:table-cell table:style-name="parcels.A1" office:value-type="string">
                <text:p text:style-name="P17">Désignation</text:p>
              </table:table-cell>
              <table:table-cell table:style-name="parcels.C1" office:value-type="string">
                <text:p text:style-name="P18">Q<text:span text:style-name="T5">uantité</text:span></text:p>
              </table:table-cell>
            </table:table-row>
          </table:table-header-rows>
          <table:table-row table:style-name="TableLine94917087011056">
            <table:table-cell table:style-name="parcels.A2" office:value-type="string">
              <text:p text:style-name="P12">[PRODUCT_NUMBER]</text:p>
            </table:table-cell>
            <table:table-cell table:style-name="parcels.B2" office:value-type="string">
              <text:p text:style-name="P11">[PRODUCT_NAME]</text:p>
            </table:table-cell>
            <table:table-cell table:style-name="parcels.C2" office:value-type="string">
              <text:p text:style-name="P10">[PARCEL_QUANTITY] <text:span text:style-name="T4">[UNIT]</text:span></text:p>
            </table:table-cell>
          </table:table-row>
        </table:table>
        <text:p text:style-name="P7"/>
        <text:p text:style-name="P2">[CUSTOM_FIELDS]</text:p>
      </text:section>
      <text:p text:style-name="P21"/>
      <text:p text:style-name="P21"/>
      <text:p text:style-name="P21"><draw:custom-shape text:anchor-type="paragraph" draw:z-index="1" draw:name="Forme1" draw:style-name="gr1" draw:text-style-name="P24" svg:width="5.557cm" svg:height="2.276cm" svg:x="12.467cm" svg:y="0.665cm"><text:p/><draw:enhanced-geometry svg:viewBox="0 0 21600 21600" draw:type="rectangle" draw:enhanced-path="M 0 0 L 21600 0 21600 21600 0 21600 0 0 Z N"/></draw:custom-shape><text:tab/><text:tab/><text:tab/><text:tab/><text:tab/><text:tab/><text:tab/><text:tab/><text:tab/><text:tab/><text:span text:style-name="T6">Signature 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18.002cm" style:rel-column-width="65535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2" style:family="paragraph" style:parent-style-name="Standard">
      <style:text-properties officeooo:paragraph-rsid="0152171b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183cf57" officeooo:paragraph-rsid="017d42e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9pt" officeooo:rsid="017d42e3" officeooo:paragraph-rsid="017d42e3" style:font-size-asian="9pt" style:font-size-complex="9pt"/>
    </style:style>
    <style:style style:name="MT1" style:family="text">
      <style:text-properties officeooo:rsid="00c639d3"/>
    </style:style>
    <style:style style:name="MT2" style:family="text">
      <style:text-properties fo:font-size="9pt" officeooo:rsid="00c639d3" style:font-size-asian="9pt" style:font-size-complex="9pt"/>
    </style:style>
    <style:style style:name="MT3" style:family="text">
      <style:text-properties fo:font-size="9pt" officeooo:rsid="017d42e3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row table:style-name="TableLine94917049506704">
            <table:table-cell table:style-name="footer.A1" office:value-type="string">
              <text:p text:style-name="MP3"><text:span text:style-name="MT1">T</text:span><text:span text:style-name="MT2">VA intracommunautaire : </text:span><text:span text:style-name="MT3">[COMPANY_VAT] </text:span><text:span text:style-name="MT2">- SIRET : </text:span><text:span text:style-name="MT3">[COMPANY_SIRET] </text:span><text:span text:style-name="MT2">- Code APE/NAF : </text:span><text:span text:style-name="MT3">[COMPANY_ACTIVITY_CODE]</text:span></text:p>
              <text:p text:style-name="MP4">Page <text:page-number text:select-page="current">1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2-01-07T09:26:07.010592731</dc:date>
    <meta:editing-duration>PT20H47M</meta:editing-duration>
    <meta:editing-cycles>329</meta:editing-cycles>
    <meta:document-statistic meta:table-count="4" meta:image-count="1" meta:object-count="0" meta:page-count="1" meta:paragraph-count="17" meta:word-count="40" meta:character-count="379" meta:non-whitespace-character-count="344"/>
  </office:meta>
</office:document-meta>
</file>